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ableColumn47" style:family="table-column">
      <style:table-column-properties style:column-width="1.1979in"/>
    </style:style>
    <style:style style:name="TableColumn48" style:family="table-column">
      <style:table-column-properties style:column-width="2.3083in"/>
    </style:style>
    <style:style style:name="TableColumn49" style:family="table-column">
      <style:table-column-properties style:column-width="2.7548in"/>
    </style:style>
    <style:style style:name="Table46" style:family="table">
      <style:table-properties style:width="6.2611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fo:font-weight="bold" style:font-weight-asian="bold" fo:color="#7B7B7B" fo:font-size="20pt" style:font-size-asian="20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59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fo:font-size="13pt" style:font-size-asian="13pt"/>
    </style:style>
    <style:style style:name="TableCell6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</style:style>
    <style:style style:name="TableCell6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fo:font-size="13pt" style:font-size-asian="13pt"/>
    </style:style>
    <style:style style:name="TableCell7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/>
    </style:style>
    <style:style style:name="TableCell7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fo:font-size="13pt" style:font-size-asian="13pt"/>
    </style:style>
    <style:style style:name="TableCell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fo:font-size="13pt" style:font-size-asian="13pt"/>
    </style:style>
    <style:style style:name="TableCell8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 fo:font-size="13pt" style:font-size-asian="13pt"/>
    </style:style>
    <style:style style:name="TableCell8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  <style:text-properties fo:color="#C00000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/>
            <text:p text:style-name="P43"/>
            <text:p text:style-name="P44">Tasks:</text:p>
            <text:p text:style-name="P45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h text:style-name="Heading1" text:outline-level="1"><text:bookmark-start text:name="_Toc460948478"/><text:soft-page-break/>Weeks 1 &amp; 2<text:bookmark-end text:name="_Toc460948478"/></text:h>
          </table:table-cell>
          <table:table-cell table:style-name="TableCell52" table:number-columns-spanned="2">
            <text:p text:style-name="P53"><text:span text:style-name="T54">Project Setup</text:span></text:p>
          </table:table-cell>
          <table:covered-table-cell/>
        </table:table-row>
        <table:table-row table:style-name="TableRow55">
          <table:table-cell table:style-name="TableCell56">
            <text:p text:style-name="Normal"/>
          </table:table-cell>
          <table:table-cell table:style-name="TableCell57">
            <text:p text:style-name="P58">Team</text:p>
          </table:table-cell>
          <table:table-cell table:style-name="TableCell59">
            <text:p text:style-name="P60">Own</text:p>
          </table:table-cell>
        </table:table-row>
        <table:table-row table:style-name="TableRow61">
          <table:table-cell table:style-name="TableCell62">
            <text:p text:style-name="P63">Activities undertaken</text:p>
          </table:table-cell>
          <table:table-cell table:style-name="TableCell64">
            <text:p text:style-name="Normal"><draw:frame draw:z-index="251663360" draw:id="id0" draw:style-name="a0" draw:name="Text Box 7" text:anchor-type="paragraph" svg:x="-0.00556in" svg:y="0.00694in" svg:width="2.13542in" svg:height="1.0625in" style:rel-width="scale" style:rel-height="scale"><draw:text-box><text:p text:style-name="P65">Discussions about how the user interface should look and who should have access to the system</text:p><text:p text:style-name="Normal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66">
            <text:p text:style-name="Normal"><draw:frame draw:z-index="251665408" draw:id="id1" draw:style-name="a1" draw:name="Text Box 4" text:anchor-type="paragraph" svg:x="0.44514in" svg:y="0.03264in" svg:width="1.72917in" svg:height="1.05208in" style:rel-width="scale" style:rel-height="scale"><draw:text-box><text:p text:style-name="P67">Created and annotated a GUI mock-up for how each component will work</text:p><text:p text:style-name="Normal"/></draw:text-box><svg:title/><svg:desc/></draw:frame></text:p>
          </table:table-cell>
        </table:table-row>
        <table:table-row table:style-name="TableRow68">
          <table:table-cell table:style-name="TableCell69">
            <text:p text:style-name="P70">Outcome of QA activities</text:p>
          </table:table-cell>
          <table:table-cell table:style-name="TableCell71">
            <text:p text:style-name="Normal"><draw:frame draw:z-index="251669504" draw:id="id2" draw:style-name="a2" draw:name="Text Box 6" text:anchor-type="paragraph" svg:x="-0.02778in" svg:y="0.03194in" svg:width="2.15625in" svg:height="1.03125in" style:rel-width="scale" style:rel-height="scale"><draw:text-box><text:p text:style-name="P72">While discussing the requirements of the GUI, we noticed a lack of knowledge in python that required further research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73">
            <text:p text:style-name="Normal"><draw:frame draw:z-index="251667456" draw:id="id3" draw:style-name="a3" draw:name="Text Box 8" text:anchor-type="paragraph" svg:x="0.22639in" svg:y="0.06319in" svg:width="2.15625in" svg:height="1.03125in" style:rel-width="scale" style:rel-height="scale"><draw:text-box><text:p text:style-name="P74">Tried to create first simple interface with buttons and user input fields</text:p></draw:text-box><svg:title/><svg:desc/></draw:frame></text:p>
          </table:table-cell>
        </table:table-row>
        <table:table-row table:style-name="TableRow75">
          <table:table-cell table:style-name="TableCell76">
            <text:p text:style-name="P77">Activities resulting from QA process</text:p>
          </table:table-cell>
          <table:table-cell table:style-name="TableCell78">
            <text:p text:style-name="Normal"/>
            <text:p text:style-name="Normal"/>
            <text:p text:style-name="Normal"/>
            <text:p text:style-name="Normal"/>
          </table:table-cell>
          <table:table-cell table:style-name="TableCell79">
            <text:p text:style-name="Normal"><draw:frame draw:z-index="251675648" draw:id="id4" draw:style-name="a4" draw:name="Text Box 10" text:anchor-type="paragraph" svg:x="-0.00278in" svg:y="0.01042in" svg:width="2.15625in" svg:height="0.82292in" style:rel-width="scale" style:rel-height="scale"><draw:text-box><text:p text:style-name="P80">N/A<text:s/></text:p><text:p text:style-name="P81">First week<text:s/></text:p></draw:text-box><svg:title/><svg:desc/></draw:frame></text:p>
          </table:table-cell>
        </table:table-row>
        <table:table-row table:style-name="TableRow82">
          <table:table-cell table:style-name="TableCell83">
            <text:p text:style-name="P84">Personal QA development</text:p>
          </table:table-cell>
          <table:table-cell table:style-name="TableCell85" table:number-columns-spanned="2">
            <text:p text:style-name="Normal"><draw:frame draw:z-index="251658240" draw:id="id5" draw:style-name="a5" draw:name="Text Box 3" text:anchor-type="paragraph" svg:x="0.55in" svg:y="0.02361in" svg:width="3.375in" svg:height="0.875in" style:rel-width="scale" style:rel-height="scale"><draw:text-box><text:p text:style-name="Normal">Researched how to create a basic interface with limited usability.</text:p><text:p text:style-name="Normal">Researched how to incorporate a database / CVS file with python 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86">
          <table:table-cell table:style-name="TableCell87">
            <text:p text:style-name="P88">Evidence of own activities</text:p>
          </table:table-cell>
          <table:table-cell table:style-name="TableCell89" table:number-columns-spanned="2">
            <text:p text:style-name="Normal"><draw:frame draw:z-index="251673600" draw:id="id6" draw:style-name="a6" draw:name="Text Box 9" text:anchor-type="paragraph" svg:x="0.00972in" svg:y="-1.80139in" svg:width="2.15625in" svg:height="0.82292in" style:rel-width="scale" style:rel-height="scale"><draw:text-box><text:p text:style-name="P90">N/A<text:s/></text:p><text:p text:style-name="P91">First week<text:s/></text:p></draw:text-box><svg:title/><svg:desc/></draw:frame><draw:frame draw:z-index="251658240" draw:id="id7" draw:style-name="a7" draw:name="Text Box 1" text:anchor-type="paragraph" svg:x="0.55in" svg:y="0.14792in" svg:width="3.875in" svg:height="2.18611in" style:rel-width="scale" style:rel-height="scale"><draw:text-box><text:p text:style-name="P92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2:33:00Z</meta:creation-date>
    <dc:date>2020-10-19T12:33:00Z</dc:date>
    <meta:template xlink:href="Normal" xlink:type="simple"/>
    <meta:editing-cycles>2</meta:editing-cycles>
    <meta:editing-duration>PT60S</meta:editing-duration>
    <meta:document-statistic meta:page-count="2" meta:paragraph-count="1" meta:word-count="71" meta:character-count="477" meta:row-count="3" meta:non-whitespace-character-count="407"/>
  </office:meta>
</office:document-meta>
</file>